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2018/07/15</text:date>, <text:time>00:0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5T00:01:50.90</dc:date>
    <dc:creator>鈴木 豊樹</dc:creator>
    <meta:editing-duration>PT1H21M59S</meta:editing-duration>
    <meta:editing-cycles>13</meta:editing-cycles>
    <meta:generator>OpenOffice/4.1.5$Win32 OpenOffice.org_project/415m1$Build-9789</meta:generator>
    <meta:document-statistic meta:table-count="10" meta:cell-count="670" meta:object-count="0"/>
  </office:meta>
</office:document-meta>
</file>